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>
        <style:background-image xlink:href="../1.jpg" style:repeat="stretch" draw:opacity="0%"/>
      </style:paragraph-properties>
    </style:style>
    <style:style style:name="P2" style:family="paragraph">
      <style:paragraph-properties>
        <style:background-image xlink:href="../1.jpg" style:repeat="stretch" draw:opacity="20%"/>
      </style:paragraph-properties>
    </style:style>
    <style:style style:name="P3" style:family="paragraph">
      <style:paragraph-properties>
        <style:background-image xlink:href="../1.jpg" style:repeat="stretch" draw:opacity="50%"/>
      </style:paragraph-properties>
    </style:style>
    <style:style style:name="P4" style:family="paragraph">
      <style:paragraph-properties>
        <style:background-image xlink:href="../1.jpg" style:repeat="stretch" draw:opacity="70%"/>
      </style:paragraph-properties>
    </style:style>
    <style:style style:name="P5" style:family="paragraph">
      <style:paragraph-properties>
        <style:background-image xlink:href="../1.jpg" style:repeat="stretch" draw:opacity="100%"/>
      </style:paragraph-properties>
    </style:style>
  </office:automatic-styles>
  <office:body>
    <office:text>
      <text:p text:style-name="P1">
     This is an example of paragraph with background image, and the opacity of background image is 0%.
     This is an example of paragraph with background image, and the opacity of background image is 0%.
     This is an example of paragraph with background image, and the opacity of background image is 0%.

        </text:p>
      <text:p/>
      <text:p text:style-name="P2">
     This is an example of paragraph with background image, and the opacity of background image is 20%.
     This is an example of paragraph with background image, and the opacity of background image is 20%.
     This is an example of paragraph with background image, and the opacity of background image is 20%.
        </text:p>
      <text:p/>
      <text:p text:style-name="P3">
     This is an example of paragraph with background image, and the opacity of background image is 50%.
     This is an example of paragraph with background image, and the opacity of background image is 50%.
     This is an example of paragraph with background image, and the opacity of background image is 50%.
        </text:p>
      <text:p/>
      <text:p text:style-name="P4">
     This is an example of paragraph with background image, and the opacity of background image is 70%.
     This is an example of paragraph with background image, and the opacity of background image is 70%.
     This is an example of paragraph with background image, and the opacity of background image is 70%.
        </text:p>
      <text:p/>
      <text:p text:style-name="P5">
     This is an example of paragraph with background image, and the opacity of background image is 100%.
     This is an example of paragraph with background image, and the opacity of background image is 100%.
     This is an example of paragraph with background image, and the opacity of background image is 100%.
  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